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861in"/>
    </style:style>
    <style:style style:name="co17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098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ccount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ccount_Nam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illing_Start_Date_YYYYMMDD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Interest_Cadence</text:p>
          </table:table-cell>
          <table:table-cell office:value-type="string" calcext:value-type="string">
            <text:p>Minimum_Payment</text:p>
          </table:table-cell>
          <table:table-cell office:value-type="string" calcext:value-type="string">
            <text:p>Previous_Statement_Balance</text:p>
          </table:table-cell>
          <table:table-cell office:value-type="string" calcext:value-type="string">
            <text:p>Principal_Balance</text:p>
          </table:table-cell>
          <table:table-cell office:value-type="string" calcext:value-type="string">
            <text:p>Accrued_Interest</text:p>
          </table:table-cell>
        </table:table-row>
        <table:table-row table:style-name="ro1">
          <table:table-cell office:value-type="string" calcext:value-type="string">
            <text:p>Checking</text:p>
          </table:table-cell>
          <table:table-cell table:formula="of:=2424.62 + 450*4" office:value-type="float" office:value="4224.62" calcext:value-type="float">
            <text:p>4224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hecking</text:p>
          </table:table-cell>
          <table:table-cell table:number-columns-repeated="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float" office:value="430.27" calcext:value-type="float">
            <text:p>430.2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redit</text:p>
          </table:table-cell>
          <table:table-cell office:value-type="float" office:value="20230103" calcext:value-type="float">
            <text:p>20230103</text:p>
          </table:table-cell>
          <table:table-cell office:value-type="string" calcext:value-type="string">
            <text:p>Compound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office:value-type="float" office:value="7351.2" calcext:value-type="float">
            <text:p>7351.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oan A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n B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n C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n D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n 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 table:number-rows-repeated="7">
          <table:table-cell table:number-columns-repeated="13"/>
        </table:table-row>
        <table:table-row table:style-name="ro2">
          <table:table-cell table:number-columns-repeated="7"/>
          <table:table-cell table:style-name="ce2"/>
          <table:table-cell table:number-columns-repeated="5"/>
        </table:table-row>
      </table:table>
      <table:table table:name="BudgetSet" table:style-name="ta1">
        <table:table-column table:style-name="co3" table:number-columns-repeated="6" table:default-cell-style-name="Default"/>
        <table:table-column table:style-name="co3" table:default-cell-style-name="ce3"/>
        <table:table-column table:style-name="co13" table:default-cell-style-name="ce3"/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mo</text:p>
          </table:table-cell>
          <table:table-cell table:style-name="Default" office:value-type="string" calcext:value-type="string">
            <text:p>Deferrable</text:p>
          </table:table-cell>
          <table:table-cell table:style-name="Default" office:value-type="string" calcext:value-type="string">
            <text:p>Partial_Payment_Allowe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ail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od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r Insuranc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3.09" calcext:value-type="float">
            <text:p>163.09</text:p>
          </table:table-cell>
          <table:table-cell office:value-type="string" calcext:value-type="string">
            <text:p>Phone Bill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ulu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BO Max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ym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otif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s and bu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health insuranc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ie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ce2"/>
          <table:table-cell table:number-columns-repeated="2"/>
          <table:table-cell table:style-name="Default" table:number-columns-repeated="2"/>
        </table:table-row>
        <table:table-row table:style-name="ro1" table:number-rows-repeated="4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2"/>
        </table:table-row>
      </table:table>
      <table:table table:name="MemoRuleSe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mo_Regex</text:p>
          </table:table-cell>
          <table:table-cell office:value-type="string" calcext:value-type="string">
            <text:p>Account_From</text:p>
          </table:table-cell>
          <table:table-cell office:value-type="string" calcext:value-type="string">
            <text:p>Account_To</text:p>
          </table:table-cell>
          <table:table-cell office:value-type="string" calcext:value-type="string">
            <text:p>Transaction_Prio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bil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and bu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m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max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u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ical billing total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9:02:08.643000000</meta:creation-date>
    <meta:generator>LibreOffice/7.4.1.2$Windows_X86_64 LibreOffice_project/3c58a8f3a960df8bc8fd77b461821e42c061c5f0</meta:generator>
    <dc:date>2023-03-28T19:21:39.105000000</dc:date>
    <meta:editing-duration>PT19M32S</meta:editing-duration>
    <meta:editing-cycles>1</meta:editing-cycles>
    <meta:document-statistic meta:table-count="3" meta:cell-count="264" meta:object-count="0"/>
  </office:meta>
</office:document-meta>
</file>